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Voinko itse päättää</text:p>
      <text:p text:style-name="P5"/>
      <text:p text:style-name="P6">21 huhti 2015</text:p>
      <text:p text:style-name="P7"/>
      <text:p text:style-name="P8">Olen nainen, haluan tykätä pojista ja olen aina halunnut. Mutta toisaalta minusta on alkanut tuntua että naisetkin on seksikkäitä ja ihania. Mitä avuksi? Haluan olla hetero ja tykätä pojista!!!</text:p>
      <text:p text:style-name="P9"/>
      <text:p text:style-name="P10">[Nimimerkki poistettu]</text:p>
      <text:p text:style-name="P11"/>
      <text:p text:style-name="P12"/>
      <text:p text:style-name="P13">Vastaus</text:p>
      <text:p text:style-name="P14"/>
      <text:p text:style-name="P15">Hei</text:p>
      <text:p text:style-name="P16"><text:line-break/>Kerrot olevasi nainen joka tykkää pojista ja joka on huomannut että naisetkin voivat olla seksikkäitä ja ihania. Kun puhut pojista niin tarkoittanet yli 16 –vuotiaita miehen alkuja tai miehiä? Haluat olla hetero ja mietit että voitko itse päättää siitä.<text:line-break/><text:line-break/>Seksuaalinen suuntautuminen ei itse asiassa ole joko tai vaan sekä että. Tarkoitan että harva meistä on tuntemuksiltaan täysin<text:s/>hetero tai homo/lesbo. Useimmilla meistä kiinnostus on kallellaan joko vastakkaista tai samaa sukupuolta kohtaan. Se ei kuitenkaan sulje pois sitä etteikö seksuaalisia tuntemuksia voisi nousta myös toiseen suuntaan, niin kuin sinulla on käynyt. Tutkimusten mukaan nimenomaan naisilla on miehiä tavallisempaa että he tunnistavat eroottista vipinää sekä miehiä että naisia kohtaan. Suurin osa heistä määrittelee itsensä heteroksi, osa biseksuaaliksi ja osa lesboiksi.<text:s/><text:line-break/><text:line-break/>Siis todellakin saat itse päättää miksi itseäsi kutsut ja minkä merkityksen annat tunteillesi. Harva meistä haluaa tai pystyy toteuttamaan seksuaalisuuttaan jokaisen sellaisen ihmisen kohdalla, joka näyttää seksikkäältä tai ihanalta. Siinä onkin valinnan paikka: kenet päästää lähelleen, kenen lähelle haluaa päästä, kenestä haluaa kumppanin itselleen. Tärkeintä on tehdä päätös sen perusteella mikä tuntuu itselle oikealta ja hyvältä ja että se perustuu molemminpuoliseen haluun ja kunnioituksee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5:06:00Z</meta:creation-date>
    <dc:date>2023-01-19T15:06:00Z</dc:date>
    <meta:template xlink:href="Normal.dotm" xlink:type="simple"/>
    <meta:editing-cycles>1</meta:editing-cycles>
    <meta:editing-duration>PT0S</meta:editing-duration>
    <meta:document-statistic meta:page-count="1" meta:paragraph-count="3" meta:word-count="216" meta:character-count="1971" meta:row-count="14" meta:non-whitespace-character-count="1758"/>
  </office:meta>
</office:document-meta>
</file>